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ipelining" table:style-name="ta1">
        <table:shapes>
          <draw:frame draw:z-index="0" draw:style-name="gr1" draw:text-style-name="P1" svg:width="8.3469in" svg:height="5.8559in" svg:x="3.3063in" svg:y="0.178in">
            <draw:object draw:notify-on-update-of-ranges="Pipelining.B1:Pipelining.B1 Pipelining.B2:Pipelining.B31 Pipelining.C1:Pipelining.C1 Pipelining.C2:Pipelining.C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Scala/Akka</text:p>
          </table:table-cell>
          <table:table-cell table:style-name="ce1" office:value-type="string" calcext:value-type="string">
            <text:p>AsyncJ</text:p>
          </table:table-cell>
        </table:table-row>
        <table:table-row table:style-name="ro1">
          <table:table-cell/>
          <table:table-cell office:value-type="float" office:value="83182506" calcext:value-type="float">
            <text:p>83182506</text:p>
          </table:table-cell>
          <table:table-cell office:value-type="float" office:value="51643511" calcext:value-type="float">
            <text:p>51643511</text:p>
          </table:table-cell>
        </table:table-row>
        <table:table-row table:style-name="ro1">
          <table:table-cell/>
          <table:table-cell office:value-type="float" office:value="35147907" calcext:value-type="float">
            <text:p>35147907</text:p>
          </table:table-cell>
          <table:table-cell office:value-type="float" office:value="10816805" calcext:value-type="float">
            <text:p>10816805</text:p>
          </table:table-cell>
        </table:table-row>
        <table:table-row table:style-name="ro1">
          <table:table-cell/>
          <table:table-cell office:value-type="float" office:value="6708398" calcext:value-type="float">
            <text:p>6708398</text:p>
          </table:table-cell>
          <table:table-cell office:value-type="float" office:value="4091652" calcext:value-type="float">
            <text:p>4091652</text:p>
          </table:table-cell>
        </table:table-row>
        <table:table-row table:style-name="ro1">
          <table:table-cell/>
          <table:table-cell office:value-type="float" office:value="5699960" calcext:value-type="float">
            <text:p>5699960</text:p>
          </table:table-cell>
          <table:table-cell office:value-type="float" office:value="4371576" calcext:value-type="float">
            <text:p>4371576</text:p>
          </table:table-cell>
        </table:table-row>
        <table:table-row table:style-name="ro1">
          <table:table-cell/>
          <table:table-cell office:value-type="float" office:value="3378501" calcext:value-type="float">
            <text:p>3378501</text:p>
          </table:table-cell>
          <table:table-cell office:value-type="float" office:value="3202155" calcext:value-type="float">
            <text:p>3202155</text:p>
          </table:table-cell>
        </table:table-row>
        <table:table-row table:style-name="ro1">
          <table:table-cell/>
          <table:table-cell office:value-type="float" office:value="3353781" calcext:value-type="float">
            <text:p>3353781</text:p>
          </table:table-cell>
          <table:table-cell office:value-type="float" office:value="3430046" calcext:value-type="float">
            <text:p>3430046</text:p>
          </table:table-cell>
        </table:table-row>
        <table:table-row table:style-name="ro1">
          <table:table-cell/>
          <table:table-cell office:value-type="float" office:value="3237355" calcext:value-type="float">
            <text:p>3237355</text:p>
          </table:table-cell>
          <table:table-cell office:value-type="float" office:value="2685677" calcext:value-type="float">
            <text:p>2685677</text:p>
          </table:table-cell>
        </table:table-row>
        <table:table-row table:style-name="ro1">
          <table:table-cell/>
          <table:table-cell office:value-type="float" office:value="4020695" calcext:value-type="float">
            <text:p>4020695</text:p>
          </table:table-cell>
          <table:table-cell office:value-type="float" office:value="7008434" calcext:value-type="float">
            <text:p>7008434</text:p>
          </table:table-cell>
        </table:table-row>
        <table:table-row table:style-name="ro1">
          <table:table-cell/>
          <table:table-cell office:value-type="float" office:value="2813275" calcext:value-type="float">
            <text:p>2813275</text:p>
          </table:table-cell>
          <table:table-cell office:value-type="float" office:value="4428562" calcext:value-type="float">
            <text:p>4428562</text:p>
          </table:table-cell>
        </table:table-row>
        <table:table-row table:style-name="ro1">
          <table:table-cell/>
          <table:table-cell office:value-type="float" office:value="3011837" calcext:value-type="float">
            <text:p>3011837</text:p>
          </table:table-cell>
          <table:table-cell office:value-type="float" office:value="4314238" calcext:value-type="float">
            <text:p>4314238</text:p>
          </table:table-cell>
        </table:table-row>
        <table:table-row table:style-name="ro1">
          <table:table-cell/>
          <table:table-cell office:value-type="float" office:value="2348623" calcext:value-type="float">
            <text:p>2348623</text:p>
          </table:table-cell>
          <table:table-cell office:value-type="float" office:value="2072190" calcext:value-type="float">
            <text:p>2072190</text:p>
          </table:table-cell>
        </table:table-row>
        <table:table-row table:style-name="ro1">
          <table:table-cell/>
          <table:table-cell office:value-type="float" office:value="2379840" calcext:value-type="float">
            <text:p>2379840</text:p>
          </table:table-cell>
          <table:table-cell office:value-type="float" office:value="7254341" calcext:value-type="float">
            <text:p>7254341</text:p>
          </table:table-cell>
        </table:table-row>
        <table:table-row table:style-name="ro1">
          <table:table-cell/>
          <table:table-cell office:value-type="float" office:value="2215996" calcext:value-type="float">
            <text:p>2215996</text:p>
          </table:table-cell>
          <table:table-cell office:value-type="float" office:value="2017227" calcext:value-type="float">
            <text:p>2017227</text:p>
          </table:table-cell>
        </table:table-row>
        <table:table-row table:style-name="ro1">
          <table:table-cell/>
          <table:table-cell office:value-type="float" office:value="8114582" calcext:value-type="float">
            <text:p>8114582</text:p>
          </table:table-cell>
          <table:table-cell office:value-type="float" office:value="2087835" calcext:value-type="float">
            <text:p>2087835</text:p>
          </table:table-cell>
        </table:table-row>
        <table:table-row table:style-name="ro1">
          <table:table-cell/>
          <table:table-cell office:value-type="float" office:value="11292708" calcext:value-type="float">
            <text:p>11292708</text:p>
          </table:table-cell>
          <table:table-cell office:value-type="float" office:value="1426020" calcext:value-type="float">
            <text:p>1426020</text:p>
          </table:table-cell>
        </table:table-row>
        <table:table-row table:style-name="ro1">
          <table:table-cell/>
          <table:table-cell office:value-type="float" office:value="2004237" calcext:value-type="float">
            <text:p>2004237</text:p>
          </table:table-cell>
          <table:table-cell office:value-type="float" office:value="2012059" calcext:value-type="float">
            <text:p>2012059</text:p>
          </table:table-cell>
        </table:table-row>
        <table:table-row table:style-name="ro1">
          <table:table-cell/>
          <table:table-cell office:value-type="float" office:value="1436357" calcext:value-type="float">
            <text:p>1436357</text:p>
          </table:table-cell>
          <table:table-cell office:value-type="float" office:value="1574014" calcext:value-type="float">
            <text:p>1574014</text:p>
          </table:table-cell>
        </table:table-row>
        <table:table-row table:style-name="ro1">
          <table:table-cell/>
          <table:table-cell office:value-type="float" office:value="2239740" calcext:value-type="float">
            <text:p>2239740</text:p>
          </table:table-cell>
          <table:table-cell office:value-type="float" office:value="2030284" calcext:value-type="float">
            <text:p>2030284</text:p>
          </table:table-cell>
        </table:table-row>
        <table:table-row table:style-name="ro1">
          <table:table-cell/>
          <table:table-cell office:value-type="float" office:value="1780464" calcext:value-type="float">
            <text:p>1780464</text:p>
          </table:table-cell>
          <table:table-cell office:value-type="float" office:value="2064300" calcext:value-type="float">
            <text:p>2064300</text:p>
          </table:table-cell>
        </table:table-row>
        <table:table-row table:style-name="ro1">
          <table:table-cell/>
          <table:table-cell office:value-type="float" office:value="1676190" calcext:value-type="float">
            <text:p>1676190</text:p>
          </table:table-cell>
          <table:table-cell office:value-type="float" office:value="2009822" calcext:value-type="float">
            <text:p>2009822</text:p>
          </table:table-cell>
        </table:table-row>
        <table:table-row table:style-name="ro1">
          <table:table-cell/>
          <table:table-cell office:value-type="float" office:value="1813152" calcext:value-type="float">
            <text:p>1813152</text:p>
          </table:table-cell>
          <table:table-cell office:value-type="float" office:value="2064789" calcext:value-type="float">
            <text:p>2064789</text:p>
          </table:table-cell>
        </table:table-row>
        <table:table-row table:style-name="ro1">
          <table:table-cell/>
          <table:table-cell office:value-type="float" office:value="1746801" calcext:value-type="float">
            <text:p>1746801</text:p>
          </table:table-cell>
          <table:table-cell office:value-type="float" office:value="1929716" calcext:value-type="float">
            <text:p>1929716</text:p>
          </table:table-cell>
        </table:table-row>
        <table:table-row table:style-name="ro1">
          <table:table-cell/>
          <table:table-cell office:value-type="float" office:value="5817429" calcext:value-type="float">
            <text:p>5817429</text:p>
          </table:table-cell>
          <table:table-cell office:value-type="float" office:value="1799808" calcext:value-type="float">
            <text:p>1799808</text:p>
          </table:table-cell>
        </table:table-row>
        <table:table-row table:style-name="ro1">
          <table:table-cell/>
          <table:table-cell office:value-type="float" office:value="2580776" calcext:value-type="float">
            <text:p>2580776</text:p>
          </table:table-cell>
          <table:table-cell office:value-type="float" office:value="1957094" calcext:value-type="float">
            <text:p>1957094</text:p>
          </table:table-cell>
        </table:table-row>
        <table:table-row table:style-name="ro1">
          <table:table-cell/>
          <table:table-cell office:value-type="float" office:value="1752318" calcext:value-type="float">
            <text:p>1752318</text:p>
          </table:table-cell>
          <table:table-cell office:value-type="float" office:value="2065837" calcext:value-type="float">
            <text:p>2065837</text:p>
          </table:table-cell>
        </table:table-row>
        <table:table-row table:style-name="ro1">
          <table:table-cell/>
          <table:table-cell office:value-type="float" office:value="1483919" calcext:value-type="float">
            <text:p>1483919</text:p>
          </table:table-cell>
          <table:table-cell office:value-type="float" office:value="1873843" calcext:value-type="float">
            <text:p>1873843</text:p>
          </table:table-cell>
        </table:table-row>
        <table:table-row table:style-name="ro1">
          <table:table-cell/>
          <table:table-cell office:value-type="float" office:value="2383335" calcext:value-type="float">
            <text:p>2383335</text:p>
          </table:table-cell>
          <table:table-cell office:value-type="float" office:value="2059341" calcext:value-type="float">
            <text:p>2059341</text:p>
          </table:table-cell>
        </table:table-row>
        <table:table-row table:style-name="ro1">
          <table:table-cell/>
          <table:table-cell office:value-type="float" office:value="1455072" calcext:value-type="float">
            <text:p>1455072</text:p>
          </table:table-cell>
          <table:table-cell office:value-type="float" office:value="2088043" calcext:value-type="float">
            <text:p>2088043</text:p>
          </table:table-cell>
        </table:table-row>
        <table:table-row table:style-name="ro1">
          <table:table-cell/>
          <table:table-cell office:value-type="float" office:value="1572199" calcext:value-type="float">
            <text:p>1572199</text:p>
          </table:table-cell>
          <table:table-cell office:value-type="float" office:value="6485395" calcext:value-type="float">
            <text:p>6485395</text:p>
          </table:table-cell>
        </table:table-row>
        <table:table-row table:style-name="ro1">
          <table:table-cell/>
          <table:table-cell office:value-type="float" office:value="1687784" calcext:value-type="float">
            <text:p>1687784</text:p>
          </table:table-cell>
          <table:table-cell office:value-type="float" office:value="5922956" calcext:value-type="float">
            <text:p>5922956</text:p>
          </table:table-cell>
        </table:table-row>
        <table:table-row table:style-name="ro1">
          <table:table-cell office:value-type="string" calcext:value-type="string">
            <text:p>AVG:</text:p>
          </table:table-cell>
          <table:table-cell table:formula="of:=AVERAGE([.B2:.B31])" office:value-type="float" office:value="6944524.56666667" calcext:value-type="float">
            <text:p>6944524.56666667</text:p>
          </table:table-cell>
          <table:table-cell table:formula="of:=AVERAGE([.C2:.C31])" office:value-type="float" office:value="4959585.66666667" calcext:value-type="float">
            <text:p>4959585.66666667</text:p>
          </table:table-cell>
        </table:table-row>
        <table:table-row table:style-name="ro1">
          <table:table-cell office:value-type="string" calcext:value-type="string">
            <text:p>SUM:</text:p>
          </table:table-cell>
          <table:table-cell table:formula="of:=IF([.$B$32]&gt;[.$C$32];&quot;LOOSE&quot;;&quot;WIN&quot;)" office:value-type="string" office:string-value="LOOSE" calcext:value-type="string">
            <text:p>LOOSE</text:p>
          </table:table-cell>
          <table:table-cell table:formula="of:=IF([.$B$32]&lt;[.$C$32];&quot;LOOSE&quot;;&quot;WIN&quot;)" office:value-type="string" office:string-value="WIN" calcext:value-type="string">
            <text:p>WIN</text:p>
          </table:table-cell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1-[.B32]/[.C32]" office:value-type="percentage" office:value="-0.400222726938816" calcext:value-type="percentage">
            <text:p>-40.02%</text:p>
          </table:table-cell>
          <table:table-cell table:style-name="ce2" table:formula="of:=1-[.C32]/[.B32]" office:value-type="percentage" office:value="0.285827903831977" calcext:value-type="percentage">
            <text:p>28.5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22:12:23.901248787</meta:creation-date>
    <dc:date>2014-07-28T22:48:48.340052409</dc:date>
    <meta:editing-duration>PT20M12S</meta:editing-duration>
    <meta:editing-cycles>3</meta:editing-cycles>
    <meta:generator>LibreOffice/4.2.4.2$Linux_X86_64 LibreOffice_project/420m0$Build-2</meta:generator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02cm" svg:height="14.875cm" xlink:href=".." xlink:type="simple" chart:class="chart:line" chart:style-name="ch1">
        <chart:title svg:x="7.105cm" svg:y="0.433cm" chart:style-name="ch2">
          <text:p>Akka/Scala vs AsyncJ Benchmark</text:p>
        </chart:title>
        <chart:subtitle svg:x="8.679cm" svg:y="1.535cm" chart:style-name="ch3">
          <text:p>Pipelining benchmark</text:p>
        </chart:subtitle>
        <chart:legend chart:legend-position="end" svg:x="18.085cm" svg:y="6.889cm" style:legend-expansion="high" chart:style-name="ch4"/>
        <chart:plot-area chart:style-name="ch5" table:cell-range-address="Pipelining.B1:Pipelining.C31" chart:data-source-has-labels="row" svg:x="1.435cm" svg:y="2.838cm" svg:width="15.802cm" svg:height="10.759cm">
          <chartooo:coordinate-region svg:x="3.168cm" svg:y="3.038cm" svg:width="13.882cm" svg:height="9.912cm"/>
          <chart:axis chart:dimension="x" chart:name="primary-x" chart:style-name="ch6">
            <chart:title svg:x="8.406cm" svg:y="13.894cm" chart:style-name="ch7">
              <text:p>Test number</text:p>
            </chart:title>
          </chart:axis>
          <chart:axis chart:dimension="y" chart:name="primary-y" chart:style-name="ch6">
            <chart:title svg:x="0.451cm" svg:y="9.862cm" chart:style-name="ch8">
              <text:p>Execution time, nanos</text:p>
            </chart:title>
            <chart:grid chart:style-name="ch9" chart:class="major"/>
          </chart:axis>
          <chart:series chart:style-name="ch10" chart:values-cell-range-address="Pipelining.B2:Pipelining.B31" chart:label-cell-address="Pipelining.B1:Pipelining.B1" chart:class="chart:line">
            <chart:data-point chart:repeated="30"/>
          </chart:series>
          <chart:series chart:style-name="ch11" chart:values-cell-range-address="Pipelining.C2:Pipelining.C31" chart:label-cell-address="Pipelining.C1:Pipelining.C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a/Akka</text:p>
                <draw:g>
                  <svg:desc>Pipelining.B1:Pipelining.B1</svg:desc>
                </draw:g>
              </table:table-cell>
              <table:table-cell office:value-type="string">
                <text:p>AsyncJ</text:p>
                <draw:g>
                  <svg:desc>Pipelining.C1:Pipelin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182506">
                <text:p>83182506</text:p>
                <draw:g>
                  <svg:desc>Pipelining.B2:Pipelining.B31</svg:desc>
                </draw:g>
              </table:table-cell>
              <table:table-cell office:value-type="float" office:value="51643511">
                <text:p>51643511</text:p>
                <draw:g>
                  <svg:desc>Pipelining.C2:Pipelining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47907">
                <text:p>35147907</text:p>
              </table:table-cell>
              <table:table-cell office:value-type="float" office:value="10816805">
                <text:p>10816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08398">
                <text:p>6708398</text:p>
              </table:table-cell>
              <table:table-cell office:value-type="float" office:value="4091652">
                <text:p>4091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99960">
                <text:p>5699960</text:p>
              </table:table-cell>
              <table:table-cell office:value-type="float" office:value="4371576">
                <text:p>4371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78501">
                <text:p>3378501</text:p>
              </table:table-cell>
              <table:table-cell office:value-type="float" office:value="3202155">
                <text:p>3202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3781">
                <text:p>3353781</text:p>
              </table:table-cell>
              <table:table-cell office:value-type="float" office:value="3430046">
                <text:p>343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37355">
                <text:p>3237355</text:p>
              </table:table-cell>
              <table:table-cell office:value-type="float" office:value="2685677">
                <text:p>2685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20695">
                <text:p>4020695</text:p>
              </table:table-cell>
              <table:table-cell office:value-type="float" office:value="7008434">
                <text:p>7008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13275">
                <text:p>2813275</text:p>
              </table:table-cell>
              <table:table-cell office:value-type="float" office:value="4428562">
                <text:p>4428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11837">
                <text:p>3011837</text:p>
              </table:table-cell>
              <table:table-cell office:value-type="float" office:value="4314238">
                <text:p>4314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48623">
                <text:p>2348623</text:p>
              </table:table-cell>
              <table:table-cell office:value-type="float" office:value="2072190">
                <text:p>2072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9840">
                <text:p>2379840</text:p>
              </table:table-cell>
              <table:table-cell office:value-type="float" office:value="7254341">
                <text:p>7254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5996">
                <text:p>2215996</text:p>
              </table:table-cell>
              <table:table-cell office:value-type="float" office:value="2017227">
                <text:p>2017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14582">
                <text:p>8114582</text:p>
              </table:table-cell>
              <table:table-cell office:value-type="float" office:value="2087835">
                <text:p>2087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92708">
                <text:p>11292708</text:p>
              </table:table-cell>
              <table:table-cell office:value-type="float" office:value="1426020">
                <text:p>14260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4237">
                <text:p>2004237</text:p>
              </table:table-cell>
              <table:table-cell office:value-type="float" office:value="2012059">
                <text:p>2012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6357">
                <text:p>1436357</text:p>
              </table:table-cell>
              <table:table-cell office:value-type="float" office:value="1574014">
                <text:p>1574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9740">
                <text:p>2239740</text:p>
              </table:table-cell>
              <table:table-cell office:value-type="float" office:value="2030284">
                <text:p>2030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0464">
                <text:p>1780464</text:p>
              </table:table-cell>
              <table:table-cell office:value-type="float" office:value="2064300">
                <text:p>2064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76190">
                <text:p>1676190</text:p>
              </table:table-cell>
              <table:table-cell office:value-type="float" office:value="2009822">
                <text:p>2009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3152">
                <text:p>1813152</text:p>
              </table:table-cell>
              <table:table-cell office:value-type="float" office:value="2064789">
                <text:p>2064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6801">
                <text:p>1746801</text:p>
              </table:table-cell>
              <table:table-cell office:value-type="float" office:value="1929716">
                <text:p>1929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7429">
                <text:p>5817429</text:p>
              </table:table-cell>
              <table:table-cell office:value-type="float" office:value="1799808">
                <text:p>1799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80776">
                <text:p>2580776</text:p>
              </table:table-cell>
              <table:table-cell office:value-type="float" office:value="1957094">
                <text:p>1957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2318">
                <text:p>1752318</text:p>
              </table:table-cell>
              <table:table-cell office:value-type="float" office:value="2065837">
                <text:p>20658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3919">
                <text:p>1483919</text:p>
              </table:table-cell>
              <table:table-cell office:value-type="float" office:value="1873843">
                <text:p>18738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83335">
                <text:p>2383335</text:p>
              </table:table-cell>
              <table:table-cell office:value-type="float" office:value="2059341">
                <text:p>2059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5072">
                <text:p>1455072</text:p>
              </table:table-cell>
              <table:table-cell office:value-type="float" office:value="2088043">
                <text:p>2088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2199">
                <text:p>1572199</text:p>
              </table:table-cell>
              <table:table-cell office:value-type="float" office:value="6485395">
                <text:p>6485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7784">
                <text:p>1687784</text:p>
              </table:table-cell>
              <table:table-cell office:value-type="float" office:value="5922956">
                <text:p>5922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